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5:20:29.965432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5-30T05:22:22.150627855</dc:date>
    <meta:editing-duration>PT12H59M56S</meta:editing-duration>
    <meta:editing-cycles>128</meta:editing-cycles>
    <meta:generator>LibreOffice/6.4.3.2$Linux_X86_64 LibreOffice_project/40$Build-2</meta:generator>
    <meta:document-statistic meta:table-count="52" meta:cell-count="1787" meta:object-count="0"/>
  </office:meta>
</office:document-meta>
</file>